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5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node-node (single)</text:p>
          </table:table-cell>
          <table:table-cell table:style-name="ce3" office:value-type="string" calcext:value-type="string">
            <text:p>node-node (all)</text:p>
          </table:table-cell>
          <table:table-cell table:style-name="ce3" office:value-type="string" calcext:value-type="string">
            <text:p>node-all (single)</text:p>
          </table:table-cell>
          <table:table-cell table:style-name="ce3" office:value-type="string" calcext:value-type="string">
            <text:p>node-all (all)</text:p>
          </table:table-cell>
          <table:table-cell table:style-name="ce3" office:value-type="string" calcext:value-type="string">
            <text:p>all-all (single)</text:p>
          </table:table-cell>
          <table:table-cell table:style-name="ce3" office:value-type="string" calcext:value-type="string">
            <text:p>all-all (all)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" office:value-type="string" calcext:value-type="string">
            <text:p>cycle-08-wd-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ycle-08-wd-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andom-00-wd-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ndom-00-wd-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ndom-01-wd-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ndom-01-wd-0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romboid-09-wd-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romboid-09-wd-0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ce2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 table:number-rows-repeated="2"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identifier=</text:p>
          </table:table-cell>
          <table:table-cell table:style-name="Default" table:formula="of:=MAX([.C5:.H25])" office:value-type="float" office:value="28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 style:data-style-name="N2" text:time-value="09:48:10.233437498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5T10:01:53.033503414</dc:date>
    <dc:creator>Lluís </dc:creator>
    <meta:editing-duration>PT3H14M7S</meta:editing-duration>
    <meta:editing-cycles>41</meta:editing-cycles>
    <meta:generator>LibreOffice/4.2.3.3$Linux_x86 LibreOffice_project/420m0$Build-3</meta:generator>
    <meta:document-statistic meta:table-count="1" meta:cell-count="45" meta:object-count="0"/>
  </office:meta>
</office:document-meta>
</file>